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558d1" officeooo:paragraph-rsid="000558d1"/>
    </style:style>
    <style:style style:name="P2" style:family="paragraph" style:parent-style-name="Standard">
      <style:text-properties officeooo:rsid="0007fb97" officeooo:paragraph-rsid="0007fb97"/>
    </style:style>
    <style:style style:name="P3" style:family="paragraph" style:parent-style-name="Standard">
      <style:text-properties officeooo:rsid="000a14c1" officeooo:paragraph-rsid="000a14c1"/>
    </style:style>
    <style:style style:name="P4" style:family="paragraph" style:parent-style-name="Standard">
      <style:paragraph-properties fo:margin-left="0.7874in" fo:margin-right="0in" fo:margin-top="0in" fo:margin-bottom="0.111in" style:contextual-spacing="false" fo:line-height="108%" fo:text-align="start" style:justify-single-word="false" fo:text-indent="0in" style:auto-text-indent="false"/>
      <style:text-properties fo:font-style="italic" officeooo:rsid="000a14c1" officeooo:paragraph-rsid="000a14c1" style:font-style-asian="italic" style:font-style-complex="italic"/>
    </style:style>
    <style:style style:name="P5"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text-properties fo:font-style="normal" officeooo:rsid="000a14c1" officeooo:paragraph-rsid="000a14c1" style:font-style-asian="normal" style:font-style-complex="normal"/>
    </style:style>
    <style:style style:name="T1" style:family="text">
      <style:text-properties officeooo:rsid="0006a05a"/>
    </style:style>
    <style:style style:name="T2" style:family="text">
      <style:text-properties officeooo:rsid="0006d23f"/>
    </style:style>
    <style:style style:name="T3" style:family="text">
      <style:text-properties officeooo:rsid="000995a6"/>
    </style:style>
    <style:style style:name="T4" style:family="text">
      <style:text-properties fo:language="nl" fo:country="NL"/>
    </style:style>
    <style:style style:name="T5" style:family="text">
      <style:text-properties fo:color="#000000" loext:opacity="100%" fo:language="nl" fo:country="NL"/>
    </style:style>
    <style:style style:name="T6" style:family="text">
      <style:text-properties fo:font-weight="bold" style:font-weight-asian="bold" style:font-weight-complex="bold"/>
    </style:style>
    <style:style style:name="T7" style:family="text">
      <style:text-properties fo:font-weight="bold" officeooo:rsid="0007fb97" style:font-weight-asian="bold" style:font-weight-complex="bold"/>
    </style:style>
    <style:style style:name="T8" style:family="text">
      <style:text-properties officeooo:rsid="000cb190"/>
    </style:style>
    <style:style style:name="T9" style:family="text">
      <style:text-properties officeooo:rsid="000ea915"/>
    </style:style>
    <style:style style:name="T10" style:family="text">
      <style:text-properties fo:font-style="italic" style:font-style-asian="italic" style:font-style-complex="italic"/>
    </style:style>
    <style:style style:name="T11" style:family="text">
      <style:text-properties fo:font-style="italic" officeooo:rsid="000ff0a3" style:font-style-asian="italic" style:font-style-complex="italic"/>
    </style:style>
    <style:style style:name="T12" style:family="text">
      <style:text-properties officeooo:rsid="000ff0a3"/>
    </style:style>
    <style:style style:name="T13" style:family="text">
      <style:text-properties officeooo:rsid="001015fe"/>
    </style:style>
    <style:style style:name="T14" style:family="text">
      <style:text-properties style:font-name="Liberation Serif" officeooo:rsid="001015fe"/>
    </style:style>
    <style:style style:name="T15" style:family="text">
      <style:text-properties style:font-name="Liberation Seri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PLC </text:span><text:span text:style-name="T7">(Programmable Logic Controller) </text:span><text:span text:style-name="T6">-programming</text:span><text:line-break/><text:line-break/><text:span text:style-name="T8">V</text:span>eel vaar- <text:span text:style-name="T8">en </text:span>voertuigen maar ook <text:span text:style-name="T8">heel veel </text:span>andere apparat<text:span text:style-name="T9">en </text:span>worden bestuurd door PLC’s. Kenmerkend is <text:s/>daarbij een eenvoudig maar effectief besturingsconcept, dat zich uit in een <text:span text:style-name="T12">vaste </text:span>cyclische opeenvolging van de fasen <text:span text:style-name="T10">input</text:span>, <text:span text:style-name="T11">sweep</text:span><text:span text:style-name="T12"> (</text:span><text:span text:style-name="T11">verwerking)</text:span> en <text:span text:style-name="T10">output</text:span> binnen een <text:span text:style-name="T1">gegarandeerde responsetijd</text:span>. De <text:span text:style-name="T12">sweep </text:span>bevat alle besturingslogica. <text:s/>Het uiterlijk van PLC’s varieert van <text:span text:style-name="T12">dure </text:span>rack-mount standaard-units tot eenvoudige single-board of zelfs single-chip uitvoeringen, echter het beschreven besturingsconcept is de basis van elke PLC.<text:line-break/><text:line-break/>PLC-programming verschilt radicaal van imperatief programmeren met for, while en if...else statements zoals gebruikelijk in C(++), Python en Java. Er is sprake van een vaste evaluatievolgorde zonder interne lussen waarbij altijd alle statements worden doorlopen, ook al lijken sommige conditioneel. <text:span text:style-name="T1">Deze aanpak maakt zowel realtime on-site debugging als de genoemde gegarandeerde responsetijd mogelijk. Daarnaast heeft de code zo min mogelijk </text:span><text:span text:style-name="T2">in</text:span><text:span text:style-name="T1">terne state, maar reageert vrijwel instantaan op de externe state van het bestuurde systeem. Dit is cruciaal voor de veiligheid.</text:span></text:p>
      <text:p text:style-name="P1"/>
      <text:p text:style-name="P2">PLC’s worden geprogram<text:span text:style-name="T12">m</text:span>eerd in een veelheid aan special-purpose talen waarvan vele de suggestie wekken dat het om hard-wired logic gaat. Deze werkwijze is bruikbaar voor eenvoudige toepassingen en vertrouwd voor electrotechnici. Bij complexere toepassingen is representatie als een “echt” computerprogramma veel effectiever <text:span text:style-name="T12">en zijn de typische vaardigheden van een TI’er onontbeerlijk. </text:span>Daarnaast spaart het bij zulke toepassingen veel tijd en geld, gebruik te maken van een “digital twin” van het te besturen systeem, eenvoudigweg geschreven in dezelfde taal als de besturing zelf. Uit de broncode van het betreffende computerprogramma ka<text:span text:style-name="T3">n </text:span><text:span text:style-name="T12">indien nodig</text:span><text:span text:style-name="T3"> </text:span><text:span text:style-name="T12">een </text:span>representatie voor een willekeurige PLC worden gegenereerd, <text:span text:style-name="T3">van ladder-logic tot structured text. </text:span><text:span text:style-name="T12">Veel moderne PLC’s kunnen echter ook rechtstreeks zulke “echte” programmacode draaien.</text:span></text:p>
      <text:p text:style-name="P2"/>
      <text:p text:style-name="P3">Met name bij PLC’s die voer- <text:span text:style-name="T13">en vaartuigen </text:span>besturen zijn numerieke integratie (van versnelling via snelheid naar verplaatsing), en numeriek differentiatie (van verplaatsing naar snelheid naar versnelling) van belang. De gehanteerde tijdstap <text:span text:style-name="T14">Δ</text:span>t is hierbij gelijk aan de cyclustijd en mag binnen zekere grenzen varieren.<text:line-break/><text:line-break/>Uit het “Opleidingsprofiel Technische Informatica” d.d. Juni 2022:</text:p>
      <text:p text:style-name="P3"/>
      <text:p text:style-name="P4"><text:span text:style-name="T4">“Gevraagde technieken in het werkveld van een technisch informaticus zijn onder meer </text:span><text:span text:style-name="T5">Embedded programmeren, robotica, netwerken en PLC-programmeren, …”</text:span></text:p>
      <text:p text:style-name="P5"><text:span text:style-name="T5">Het voorstel is met een (keuze- of profiel-)vak recht te doen aan deze vraag.</text:span></text:p>
      <text:p text:style-name="P5"><text:span text:style-name="T5">Jacques de Hooge<text:line-break/>11 November 20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1T18:19:54.284642757</dc:date>
    <meta:editing-duration>PT33M3S</meta:editing-duration>
    <meta:editing-cycles>8</meta:editing-cycles>
    <meta:generator>LibreOffice/7.3.3.2$Linux_X86_64 LibreOffice_project/30$Build-2</meta:generator>
    <meta:document-statistic meta:table-count="0" meta:image-count="0" meta:object-count="0" meta:page-count="1" meta:paragraph-count="6" meta:word-count="366" meta:character-count="2646" meta:non-whitespace-character-count="2281"/>
  </office:meta>
</office:document-meta>
</file>